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0000000A7ABFE9582F2AD9D3C.png" manifest:media-type="image/png"/>
  <manifest:file-entry manifest:full-path="Pictures/100002010000078000000438EA139B90FD5CC3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39cm, 45.728cm, 15.208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0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793cm" svg:height="4.202cm" svg:x="0.762cm" svg:y="5.334cm">
          <draw:image xlink:href="Pictures/100002010000078000000438EA139B90FD5CC390.png" xlink:type="simple" xlink:show="embed" xlink:actuate="onLoad">
            <text:p/>
          </draw:image>
        </draw:frame>
        <draw:frame draw:style-name="gr2" draw:text-style-name="P2" draw:layer="layout" svg:width="4.172cm" svg:height="0.806cm" svg:x="0.762cm" svg:y="0.254cm">
          <draw:text-box>
            <text:p><text:span text:style-name="T1">What Alice sees:</text:span></text:p>
          </draw:text-box>
        </draw:frame>
        <draw:frame draw:style-name="gr3" draw:text-style-name="P2" draw:layer="layout" svg:width="4.007cm" svg:height="0.806cm" svg:x="0.762cm" svg:y="4.274cm">
          <draw:text-box>
            <text:p><text:span text:style-name="T1">What Bob sees:</text:span></text:p>
          </draw:text-box>
        </draw:frame>
        <draw:frame draw:style-name="gr4" draw:text-style-name="P3" draw:layer="layout" svg:width="11.43cm" svg:height="2.711cm" svg:x="0.763cm" svg:y="1.1cm">
          <draw:image xlink:href="Pictures/10000201000002C0000000A7ABFE9582F2AD9D3C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56:00.629904876</meta:creation-date>
    <dc:date>2019-12-03T22:50:34.229162882</dc:date>
    <meta:editing-duration>PT5M58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